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officeooo:paragraph-rsid="0010d838"/>
    </style:style>
    <style:style style:name="P2" style:family="paragraph" style:parent-style-name="Standard">
      <style:paragraph-properties fo:line-height="150%"/>
      <style:text-properties style:font-name="Liberation Serif" officeooo:paragraph-rsid="0031b172"/>
    </style:style>
    <style:style style:name="P3" style:family="paragraph" style:parent-style-name="Standard">
      <style:paragraph-properties fo:line-height="150%"/>
      <style:text-properties style:font-name="Liberation Serif" officeooo:rsid="0027ee48" officeooo:paragraph-rsid="00442e9f"/>
    </style:style>
    <style:style style:name="P4" style:family="paragraph" style:parent-style-name="Standard">
      <style:paragraph-properties fo:line-height="150%"/>
      <style:text-properties style:font-name="Liberation Serif" officeooo:rsid="0027ee48" officeooo:paragraph-rsid="002af884"/>
    </style:style>
    <style:style style:name="P5" style:family="paragraph" style:parent-style-name="Standard">
      <style:paragraph-properties fo:line-height="150%"/>
      <style:text-properties style:font-name="Liberation Serif" officeooo:rsid="002b9817" officeooo:paragraph-rsid="002b9817"/>
    </style:style>
    <style:style style:name="P6" style:family="paragraph" style:parent-style-name="Standard">
      <style:paragraph-properties fo:line-height="150%"/>
      <style:text-properties style:font-name="Liberation Serif" officeooo:rsid="0031b172" officeooo:paragraph-rsid="0031b172"/>
    </style:style>
    <style:style style:name="P7" style:family="paragraph" style:parent-style-name="Standard">
      <style:paragraph-properties fo:line-height="150%"/>
      <style:text-properties style:font-name="Liberation Serif" officeooo:rsid="0031b172" officeooo:paragraph-rsid="002b9817"/>
    </style:style>
    <style:style style:name="P8" style:family="paragraph" style:parent-style-name="Standard">
      <style:paragraph-properties fo:line-height="150%"/>
      <style:text-properties style:font-name="Liberation Serif" officeooo:rsid="0038aa45" officeooo:paragraph-rsid="00442e9f"/>
    </style:style>
    <style:style style:name="P9" style:family="paragraph" style:parent-style-name="Standard">
      <style:paragraph-properties fo:line-height="150%"/>
      <style:text-properties style:font-name="Liberation Serif" officeooo:rsid="003bdb04" officeooo:paragraph-rsid="00442e9f"/>
    </style:style>
    <style:style style:name="P10" style:family="paragraph" style:parent-style-name="Standard">
      <style:paragraph-properties fo:line-height="150%"/>
      <style:text-properties style:font-name="Liberation Serif" officeooo:rsid="003e6afd" officeooo:paragraph-rsid="00442e9f"/>
    </style:style>
    <style:style style:name="P11" style:family="paragraph" style:parent-style-name="Standard">
      <style:paragraph-properties fo:line-height="150%"/>
      <style:text-properties style:font-name="Liberation Serif" officeooo:rsid="0040ec6c" officeooo:paragraph-rsid="00442e9f"/>
    </style:style>
    <style:style style:name="P12" style:family="paragraph" style:parent-style-name="Standard">
      <style:paragraph-properties fo:line-height="150%"/>
      <style:text-properties style:font-name="Liberation Serif" officeooo:rsid="00442e9f" officeooo:paragraph-rsid="00442e9f"/>
    </style:style>
    <style:style style:name="P13" style:family="paragraph" style:parent-style-name="Standard">
      <style:paragraph-properties fo:line-height="150%"/>
      <style:text-properties officeooo:paragraph-rsid="00294a1c"/>
    </style:style>
    <style:style style:name="P14" style:family="paragraph" style:parent-style-name="Standard">
      <style:paragraph-properties fo:line-height="150%"/>
      <style:text-properties officeooo:paragraph-rsid="0033054e"/>
    </style:style>
    <style:style style:name="P15" style:family="paragraph" style:parent-style-name="Standard">
      <style:paragraph-properties fo:line-height="150%"/>
      <style:text-properties officeooo:paragraph-rsid="003ad82c"/>
    </style:style>
    <style:style style:name="P16" style:family="paragraph" style:parent-style-name="Standard">
      <style:paragraph-properties fo:line-height="150%"/>
      <style:text-properties officeooo:paragraph-rsid="00442e9f"/>
    </style:style>
    <style:style style:name="P17" style:family="paragraph" style:parent-style-name="Standard">
      <style:paragraph-properties fo:line-height="150%"/>
      <style:text-properties officeooo:paragraph-rsid="00442e9f"/>
    </style:style>
    <style:style style:name="P18" style:family="paragraph" style:parent-style-name="Standard">
      <style:paragraph-properties fo:line-height="150%"/>
      <style:text-properties style:font-name="Liberation Serif" officeooo:rsid="00442e9f" officeooo:paragraph-rsid="00442e9f"/>
    </style:style>
    <style:style style:name="T1" style:family="text">
      <style:text-properties officeooo:rsid="001ecbf3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14abe"/>
    </style:style>
    <style:style style:name="T4" style:family="text">
      <style:text-properties style:font-name="Liberation Serif" officeooo:rsid="00265057"/>
    </style:style>
    <style:style style:name="T5" style:family="text">
      <style:text-properties style:font-name="Liberation Serif" officeooo:rsid="00294a1c"/>
    </style:style>
    <style:style style:name="T6" style:family="text">
      <style:text-properties style:font-name="Liberation Serif" officeooo:rsid="002af884"/>
    </style:style>
    <style:style style:name="T7" style:family="text">
      <style:text-properties style:font-name="Liberation Serif" officeooo:rsid="0027ee48"/>
    </style:style>
    <style:style style:name="T8" style:family="text">
      <style:text-properties style:font-name="Liberation Serif" officeooo:rsid="0031b172"/>
    </style:style>
    <style:style style:name="T9" style:family="text">
      <style:text-properties style:font-name="Liberation Serif" officeooo:rsid="0032b001"/>
    </style:style>
    <style:style style:name="T10" style:family="text">
      <style:text-properties style:font-name="Liberation Serif" officeooo:rsid="0033054e"/>
    </style:style>
    <style:style style:name="T11" style:family="text">
      <style:text-properties style:font-name="Liberation Serif" officeooo:rsid="00354e0a"/>
    </style:style>
    <style:style style:name="T12" style:family="text">
      <style:text-properties style:font-name="Liberation Serif" officeooo:rsid="002b9817"/>
    </style:style>
    <style:style style:name="T13" style:family="text">
      <style:text-properties style:font-name="Liberation Serif" officeooo:rsid="00373d9c"/>
    </style:style>
    <style:style style:name="T14" style:family="text">
      <style:text-properties style:font-name="Liberation Serif" officeooo:rsid="0038aa45"/>
    </style:style>
    <style:style style:name="T15" style:family="text">
      <style:text-properties style:font-name="Liberation Serif" officeooo:rsid="003a24d5"/>
    </style:style>
    <style:style style:name="T16" style:family="text">
      <style:text-properties style:font-name="Liberation Serif" officeooo:rsid="003ad82c"/>
    </style:style>
    <style:style style:name="T17" style:family="text">
      <style:text-properties style:font-name="Liberation Serif" officeooo:rsid="003b745a"/>
    </style:style>
    <style:style style:name="T18" style:family="text">
      <style:text-properties style:font-name="Liberation Serif" officeooo:rsid="003e6afd"/>
    </style:style>
    <style:style style:name="T19" style:family="text">
      <style:text-properties style:font-name="Liberation Serif" officeooo:rsid="0040ec6c"/>
    </style:style>
    <style:style style:name="T20" style:family="text">
      <style:text-properties style:font-name="Liberation Serif" officeooo:rsid="00442e9f"/>
    </style:style>
    <style:style style:name="T21" style:family="text">
      <style:text-properties officeooo:rsid="002af884"/>
    </style:style>
    <style:style style:name="T22" style:family="text">
      <style:text-properties officeooo:rsid="0031b172"/>
    </style:style>
    <style:style style:name="T23" style:family="text">
      <style:text-properties officeooo:rsid="003430d4"/>
    </style:style>
    <style:style style:name="T24" style:family="text">
      <style:text-properties officeooo:rsid="0038aa45"/>
    </style:style>
    <style:style style:name="T25" style:family="text">
      <style:text-properties officeooo:rsid="003b745a"/>
    </style:style>
    <style:style style:name="T26" style:family="text">
      <style:text-properties officeooo:rsid="003e6afd"/>
    </style:style>
    <style:style style:name="T27" style:family="text">
      <style:text-properties officeooo:rsid="0040ec6c"/>
    </style:style>
    <style:style style:name="T28" style:family="text">
      <style:text-properties officeooo:rsid="00442e9f"/>
    </style:style>
    <style:style style:name="T29" style:family="text">
      <style:text-properties officeooo:rsid="004614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geon-hole Principle</text:p>
      <text:p text:style-name="P6">I have 10 boxes and 14 pigeons. I put each pigeon in a box. <text:span text:style-name="T23">Obviously o</text:span>ne (or more) box must <text:span text:style-name="T29">end up with</text:span> two (or more) pigeons.</text:p>
      <text:p text:style-name="P6">How can something so trivial be of any use? Let’s find out.</text:p>
      <text:p text:style-name="P12"/>
      <text:p text:style-name="P12">EXERCISE</text:p>
      <text:p text:style-name="P16"><text:span text:style-name="T19">1</text:span><text:span text:style-name="T20">) </text:span><text:span text:style-name="T2">There are </text:span><text:span text:style-name="T14">10</text:span><text:span text:style-name="T2"> people in a room. Everyone </text:span><text:span text:style-name="T3">s</text:span><text:span text:style-name="T14">houts out an</text:span><text:span text:style-name="T2"> integer between </text:span><text:span text:style-name="T14">1</text:span><text:span text:style-name="T2"> and 9</text:span></text:p>
      <text:p text:style-name="P14"><text:span text:style-name="T2">Why must two </text:span><text:span text:style-name="T8">(or more)</text:span><text:span text:style-name="T2"> people </text:span><text:span text:style-name="T3">s</text:span><text:span text:style-name="T14">hout out the same integer?</text:span></text:p>
      <text:p text:style-name="P16"><text:span text:style-name="T20">2) </text:span><text:span text:style-name="T14">There are 40 people at a party. E</text:span><text:span text:style-name="T2">veryone shakes hands with at least one other person. At the end of the party, everyone is asked: “</text:span><text:span text:style-name="T3">H</text:span><text:span text:style-name="T2">ow many people did you shake hands with?”</text:span></text:p>
      <text:p text:style-name="P2"><text:span text:style-name="T1">Why must </text:span>two <text:span text:style-name="T22">(or more) </text:span>people give the same reply?</text:p>
      <text:p text:style-name="P16"><text:span text:style-name="T12">3</text:span><text:span text:style-name="T20">) </text:span><text:span text:style-name="T12">Pick </text:span><text:span text:style-name="T10">1</text:span><text:span text:style-name="T14">1</text:span><text:span text:style-name="T12"> </text:span><text:span text:style-name="T17">different </text:span><text:span text:style-name="T12">positive integers.</text:span></text:p>
      <text:p text:style-name="P15"><text:span text:style-name="T16">Why must two (or more) </text:span><text:span text:style-name="T12">of these integers </text:span><text:span text:style-name="T10">h</text:span><text:span text:style-name="T16">ave</text:span><text:span text:style-name="T10"> a difference that </text:span><text:span text:style-name="T12">is a multiple of </text:span><text:span text:style-name="T13">ten.</text:span></text:p>
      <text:p text:style-name="P16"><text:span text:style-name="T6">4</text:span><text:span text:style-name="T20">) </text:span><text:span text:style-name="T4">P</text:span><text:span text:style-name="T16">ick 6 </text:span><text:span text:style-name="T17">different </text:span><text:span text:style-name="T16">integers from</text:span><text:span text:style-name="T4"> 1, 2, 3, … 10</text:span></text:p>
      <text:p text:style-name="P13"><text:span text:style-name="T5">Why must</text:span><text:span text:style-name="T4"> t</text:span><text:span text:style-name="T16">wo (or more) of these integers</text:span><text:span text:style-name="T4"> add up to 11?</text:span></text:p>
      <text:p text:style-name="P4"/>
      <text:p text:style-name="P12">SOLUTIONS</text:p>
      <text:p text:style-name="P12">1) <text:span text:style-name="T24">I have 9 boxes, labelled 1, 2, … 9. I put each person in a box.</text:span></text:p>
      <text:p text:style-name="P8">If a person shout<text:span text:style-name="T25">s</text:span> out 8 then I put them in the box with 8 on the label. <text:span text:style-name="T27">etc</text:span></text:p>
      <text:p text:style-name="P10">There are 9 boxes and 10 people. <text:span text:style-name="T24">One (or more) box must contain two (or more) people.</text:span></text:p>
      <text:p text:style-name="P12">2) <text:span text:style-name="T24">I have 39 boxes, labelled 1, 2, … 39. I put each person in a box.</text:span></text:p>
      <text:p text:style-name="P8">If a person sh<text:span text:style-name="T25">akes</text:span> hands with 17 people, then I put them in the box with 17 on the label. <text:span text:style-name="T27">etc</text:span></text:p>
      <text:p text:style-name="P10">There are 39 boxes and 40 people. <text:span text:style-name="T24">One (or more) box must contain two (or more) people.</text:span></text:p>
      <text:p text:style-name="P9"><text:span text:style-name="T27">N</text:span>ote: each person shakes hands with 1 or 2 or 3 … or 39 people.</text:p>
      <text:p text:style-name="P9"><text:span text:style-name="T27">N</text:span>ote: this argument will apply however many people are at the party.</text:p>
      <text:p text:style-name="P16"><text:span text:style-name="T20">3) </text:span><text:span text:style-name="T12">I have </text:span><text:span text:style-name="T10">1</text:span><text:span text:style-name="T14">0</text:span><text:span text:style-name="T12"> boxes, labelled 0, 1, 2, … 9. </text:span><text:span text:style-name="T15">I put each integer in a box.</text:span></text:p>
      <text:p text:style-name="P16"><text:span text:style-name="T11">If a</text:span><text:span text:style-name="T15">n</text:span><text:span text:style-name="T11"> integer </text:span><text:span text:style-name="T15">is </text:span><text:span text:style-name="T12">3768 </text:span><text:span text:style-name="T11">then </text:span><text:span text:style-name="T15">I</text:span><text:span text:style-name="T11"> put it </text:span><text:span text:style-name="T12">in </text:span><text:span text:style-name="T15">the </text:span><text:span text:style-name="T12">box </text:span><text:span text:style-name="T15">with 8 on the label</text:span><text:span text:style-name="T12"> because </text:span><text:span text:style-name="T10">8</text:span><text:span text:style-name="T12"> is its last digit. </text:span><text:span text:style-name="T19">etc</text:span></text:p>
      <text:p text:style-name="P16"><text:span text:style-name="T12">T</text:span><text:span text:style-name="T18">here are 10 boxes and 11 integers. </text:span><text:span text:style-name="T11">O</text:span><text:span text:style-name="T12">ne </text:span><text:span text:style-name="T8">(or more) </text:span><text:span text:style-name="T12">box m</text:span><text:span text:style-name="T15">ust contain</text:span><text:span text:style-name="T12"> two (or more) i</text:span><text:span text:style-name="T16">nteger</text:span><text:span text:style-name="T12">s.</text:span></text:p>
      <text:p text:style-name="P11">Note: integers in the same box have the same last digit so their difference is a multiple of 10</text:p>
      <text:p text:style-name="P16"><text:span text:style-name="T20">4) </text:span><text:span text:style-name="T4">I </text:span><text:span text:style-name="T6">have</text:span><text:span text:style-name="T4"> </text:span><text:span text:style-name="T16">5</text:span><text:span text:style-name="T4"> b</text:span><text:span text:style-name="T6">oxes, labelled</text:span><text:span text:style-name="T4"> A, B, C, D, E. </text:span><text:span text:style-name="T9">I </text:span><text:span text:style-name="T16">put each integer in a box.</text:span></text:p>
      <text:p text:style-name="P16"><text:span text:style-name="T7">1 </text:span><text:span text:style-name="T18">and</text:span><text:span text:style-name="T7"> </text:span><text:span text:style-name="T6">10 </text:span><text:span text:style-name="T16">go in box A</text:span><text:span text:style-name="T7">. </text:span></text:p>
      <text:p text:style-name="P16"><text:span text:style-name="T7">2 </text:span><text:span text:style-name="T18">and</text:span><text:span text:style-name="T7"> </text:span><text:span text:style-name="T6">9 </text:span><text:span text:style-name="T16">go in box B.</text:span></text:p>
      <text:p text:style-name="P16"><text:span text:style-name="T7">3 </text:span><text:span text:style-name="T18">and</text:span><text:span text:style-name="T7"> </text:span><text:span text:style-name="T6">8</text:span><text:span text:style-name="T7"> </text:span><text:span text:style-name="T16">go in box C.</text:span></text:p>
      <text:p text:style-name="P16"><text:span text:style-name="T7">4 </text:span><text:span text:style-name="T18">and</text:span><text:span text:style-name="T7"> </text:span><text:span text:style-name="T6">7 </text:span><text:span text:style-name="T16">go in box D.</text:span></text:p>
      <text:p text:style-name="P3"><text:s/>5 <text:span text:style-name="T26">and</text:span> <text:span text:style-name="T21">6 go in box E.</text:span></text:p>
      <text:p text:style-name="P16"><text:soft-page-break/><text:span text:style-name="T18">There are 5 boxes and 6 integers. </text:span><text:span text:style-name="T11">O</text:span><text:span text:style-name="T7">ne </text:span><text:span text:style-name="T8">(or more) </text:span><text:span text:style-name="T7">b</text:span><text:span text:style-name="T9">ox</text:span><text:span text:style-name="T7"> must contain two </text:span><text:span text:style-name="T8">(or more) </text:span><text:span text:style-name="T7">i</text:span><text:span text:style-name="T16">ntegers</text:span><text:span text:style-name="T7">.</text:span></text:p>
      <text:p text:style-name="P3">Note: integers in the same box add up to 11</text:p>
      <text:p text:style-name="P5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1T11:14:14.440000000</meta:creation-date>
    <dc:date>2024-09-04T13:46:55.311000000</dc:date>
    <meta:editing-duration>PT1H50M19S</meta:editing-duration>
    <meta:editing-cycles>27</meta:editing-cycles>
    <meta:generator>LibreOffice/6.3.5.2$Windows_X86_64 LibreOffice_project/dd0751754f11728f69b42ee2af66670068624673</meta:generator>
    <meta:document-statistic meta:table-count="0" meta:image-count="0" meta:object-count="0" meta:page-count="2" meta:paragraph-count="33" meta:word-count="454" meta:character-count="2077" meta:non-whitespace-character-count="1654"/>
  </office:meta>
</office:document-meta>
</file>